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1f9c" officeooo:paragraph-rsid="000e1f9c"/>
    </style:style>
    <style:style style:name="P2" style:family="paragraph" style:parent-style-name="Standard" style:list-style-name="L1">
      <style:text-properties officeooo:rsid="000e1f9c" officeooo:paragraph-rsid="000e1f9c"/>
    </style:style>
    <style:style style:name="P3" style:family="paragraph" style:parent-style-name="Standard" style:list-style-name="L1">
      <style:text-properties officeooo:rsid="000f54a2" officeooo:paragraph-rsid="000f54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-map:</text:p>
      <text:list text:style-name="L1">
        <text:list-item>
          <text:p text:style-name="P2">Home</text:p>
        </text:list-item>
        <text:list-item>
          <text:p text:style-name="P2">Sobre</text:p>
          <text:list>
            <text:list-item>
              <text:p text:style-name="P2">A partir de algoritmos de produção, classificação e análise de dados, mapear o resultado das campanhas de financiamento coletivo de histórias em quadrinhos.</text:p>
            </text:list-item>
          </text:list>
        </text:list-item>
        <text:list-item>
          <text:p text:style-name="P2">Financiamento Coletivo de HQ</text:p>
        </text:list-item>
        <text:list-item>
          <text:p text:style-name="P2">Modalidades de Financiamento</text:p>
        </text:list-item>
        <text:list-item>
          <text:p text:style-name="P2">Categorias de Conteúdo</text:p>
        </text:list-item>
        <text:list-item>
          <text:p text:style-name="P2">Classificação de Autoria</text:p>
        </text:list-item>
        <text:list-item>
          <text:p text:style-name="P2">Correção Monetária</text:p>
        </text:list-item>
        <text:list-item>
          <text:p text:style-name="P2">Relatorios</text:p>
          <text:list>
            <text:list-item>
              <text:p text:style-name="P2">2024</text:p>
              <text:list>
                <text:list-item>
                  <text:p text:style-name="P3">Introdução</text:p>
                </text:list-item>
                <text:list-item>
                  <text:p text:style-name="P3">Metodologia</text:p>
                  <text:list>
                    <text:list-item>
                      <text:p text:style-name="P3">Financiamento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2:59:37.163833922</meta:creation-date>
    <dc:date>2025-04-17T18:24:12.615695405</dc:date>
    <meta:editing-duration>P1DT5H11M1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59" meta:character-count="355" meta:non-whitespace-character-count="323"/>
  </office:meta>
</office:document-meta>
</file>